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c43a" officeooo:paragraph-rsid="0010c4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oslaunch kal master_live_SLAM.launch</text:p>
      <text:p text:style-name="P1"/>
      <text:p text:style-name="P1">roslaunch kinect2_bridge kinect2_bridge.launch publish_tf:=true</text:p>
      <text:p text:style-name="P1"/>
      <text:p text:style-name="P1">roslaunch rtabmap_ros rgbd_mapping_kinect2.launch resolution:=qh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7:28:53.279399802</meta:creation-date>
    <dc:date>2018-06-19T17:29:56.665255884</dc:date>
    <meta:editing-duration>PT1M3S</meta:editing-duration>
    <meta:editing-cycles>1</meta:editing-cycles>
    <meta:document-statistic meta:table-count="0" meta:image-count="0" meta:object-count="0" meta:page-count="1" meta:paragraph-count="3" meta:word-count="11" meta:character-count="165" meta:non-whitespace-character-count="157"/>
    <meta:generator>LibreOffice/5.1.6.2$Linux_X86_64 LibreOffice_project/10m0$Build-2</meta:generator>
  </office:meta>
</office:document-meta>
</file>